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6.986cm" fo:margin-left="0cm" fo:margin-right="0.014cm" table:align="margins"/>
    </style:style>
    <style:style style:name="nanim.A" style:family="table-column">
      <style:table-column-properties style:column-width="4.249cm" style:rel-column-width="16393*"/>
    </style:style>
    <style:style style:name="nanim.C" style:family="table-column">
      <style:table-column-properties style:column-width="5.313cm" style:rel-column-width="20497*"/>
    </style:style>
    <style:style style:name="nanim.D" style:family="table-column">
      <style:table-column-properties style:column-width="3.175cm" style:rel-column-width="12252*"/>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dover" style:family="table">
      <style:table-properties style:width="17cm" table:align="margins"/>
    </style:style>
    <style:style style:name="dover.A" style:family="table-column">
      <style:table-column-properties style:column-width="4.249cm" style:rel-column-width="16381*"/>
    </style:style>
    <style:style style:name="dover.B" style:family="table-column">
      <style:table-column-properties style:column-width="4.249cm" style:rel-column-width="16380*"/>
    </style:style>
    <style:style style:name="dover.C" style:family="table-column">
      <style:table-column-properties style:column-width="5.32cm" style:rel-column-width="20507*"/>
    </style:style>
    <style:style style:name="dover.D" style:family="table-column">
      <style:table-column-properties style:column-width="3.182cm" style:rel-column-width="12267*"/>
    </style:style>
    <style:style style:name="dover.A1" style:family="table-cell">
      <style:table-cell-properties fo:padding="0.097cm" fo:border-left="0.002cm solid #000000" fo:border-right="none" fo:border-top="0.002cm solid #000000" fo:border-bottom="0.002cm solid #000000"/>
    </style:style>
    <style:style style:name="dover.D1" style:family="table-cell">
      <style:table-cell-properties fo:padding="0.097cm" fo:border="0.002cm solid #000000"/>
    </style:style>
    <style:style style:name="P1"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5"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Times New Roman" fo:font-size="9pt" fo:language="en" fo:country="US" fo:font-style="normal" fo:text-shadow="none"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emphasize="none" style:text-overline-style="none" style:text-overline-color="font-color"/>
    </style:style>
    <style:style style:name="P7" style:family="paragraph" style:parent-style-name="Standard">
      <style:text-properties style:text-outline="false" style:text-line-through-style="none" style:font-name="Tahoma" fo:font-size="6.5pt" fo:language="en" fo:country="US" fo:font-style="normal" fo:text-shadow="none" style:text-underline-style="none" fo:font-weight="normal" style:font-name-asian="Tahoma" style:font-size-asian="6.5pt" style:font-style-asian="normal" style:font-weight-asian="normal" style:font-name-complex="Tahoma" style:font-size-complex="6.5pt" style:font-style-complex="normal" style:font-weight-complex="normal" style:text-emphasize="none" style:text-overline-style="none" style:text-overline-color="font-color"/>
    </style:style>
    <style:style style:name="P8" style:family="paragraph" style:parent-style-name="Standard">
      <style:text-properties style:font-name="Times New Roman" fo:font-size="11pt" style:font-size-asian="11pt" style:font-size-complex="11pt"/>
    </style:style>
    <style:style style:name="P9" style:family="paragraph" style:parent-style-name="Standard">
      <style:paragraph-properties fo:text-align="center" style:justify-single-word="false"/>
      <style:text-properties style:font-name="Times New Roman" fo:font-size="11pt" style:font-size-asian="11pt" style:font-size-complex="11pt"/>
    </style:style>
    <style:style style:name="P10" style:family="paragraph" style:parent-style-name="Standard">
      <style:text-properties style:font-name="Times New Roman" fo:font-size="11pt" fo:language="en" fo:country="US" style:font-size-asian="11pt" style:font-size-complex="11pt"/>
    </style:style>
    <style:style style:name="P11"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2"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13" style:family="paragraph" style:parent-style-name="Standard">
      <style:text-properties style:font-name="Times New Roman" fo:font-size="11pt" fo:language="ru" fo:country="RU" style:font-size-asian="11pt" style:font-size-complex="11pt"/>
    </style:style>
    <style:style style:name="P14"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5"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6" style:family="paragraph" style:parent-style-name="Standard">
      <style:text-properties style:use-window-font-color="true" style:text-outline="false" style:text-line-through-style="none" style:font-name="Times New Roman" fo:font-size="6.5pt" fo:language="en" fo:country="US" fo:font-style="normal" fo:text-shadow="none" style:text-underline-style="none" fo:font-weight="normal" style:font-name-asian="Times New Roman" style:font-size-asian="6.5pt" style:font-style-asian="normal" style:font-weight-asian="normal" style:font-name-complex="Times New Roman" style:font-size-complex="6.5pt" style:font-style-complex="normal" style:font-weight-complex="normal" style:text-emphasize="none" style:text-overline-style="none" style:text-overline-color="font-color"/>
    </style:style>
    <style:style style:name="P17" style:family="paragraph" style:parent-style-name="Standard">
      <style:paragraph-properties fo:text-align="center"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1"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2" style:family="paragraph" style:parent-style-name="Standard">
      <style:paragraph-properties fo:text-align="center" style:justify-single-word="false"/>
      <style:text-properties fo:color="#000000"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3"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4"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7"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28"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ab-stops>
          <style:tab-stop style:position="1.138cm"/>
        </style:tab-stops>
      </style:paragraph-properties>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3"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4"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5" style:family="paragraph" style:parent-style-name="Standard">
      <style:paragraph-properties fo:text-align="justify" style:justify-single-word="false" style:text-autospace="none" style:writing-mode="lr-tb"/>
      <style:text-properties style:text-outline="false" style:text-line-through-style="none" style:text-position="0% 100%" style:font-name="Times New Roman" fo:font-size="11pt" fo:language="ru" fo:country="RU"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36"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7"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8"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9"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0" style:family="paragraph" style:parent-style-name="Table_20_Contents">
      <style:paragraph-properties fo:text-align="start" style:justify-single-word="false"/>
      <style:text-properties style:font-name="Times New Roman" fo:font-size="11pt" style:font-size-asian="11pt" style:font-size-complex="11pt"/>
    </style:style>
    <style:style style:name="P41"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42" style:family="paragraph" style:parent-style-name="Standard" style:list-style-name="L1">
      <style:paragraph-properties>
        <style:tab-stops/>
      </style:paragraph-properties>
      <style:text-properties style:font-name="Times New Roman" fo:font-size="11pt" style:font-size-asian="11pt" style:font-size-complex="11pt"/>
    </style:style>
    <style:style style:name="P43" style:family="paragraph" style:parent-style-name="Standard" style:list-style-name="L2">
      <style:text-properties style:font-name="Times New Roman" fo:font-size="11pt" style:font-size-asian="11pt" style:font-size-complex="11pt"/>
    </style:style>
    <style:style style:name="T1" style:family="text">
      <style:text-properties style:font-name="Times New Roman" fo:font-size="11.5pt" fo:font-weight="bold" style:font-name-asian="Times New Roman" style:font-size-asian="11.5pt" style:font-weight-asian="bold" style:font-name-complex="Times New Roman" style:font-size-complex="11.5pt" style:font-weight-complex="bold"/>
    </style:style>
    <style:style style:name="T2" style:family="text">
      <style:text-properties style:font-name="Times New Roman" fo:font-size="11pt" fo:language="ru" fo:country="RU" style:font-name-asian="Times New Roman" style:font-size-asian="11pt" style:font-name-complex="Times New Roman" style:font-size-complex="11pt"/>
    </style:style>
    <style:style style:name="T3" style:family="text">
      <style:text-properties style:font-name="Times New Roman" fo:font-size="11pt" style:font-name-asian="Times New Roman" style:font-size-asian="11pt" style:font-name-complex="Times New Roman" style:font-size-complex="11pt"/>
    </style:style>
    <style:style style:name="T4" style:family="text">
      <style:text-properties fo:font-weight="bold" style:font-weight-asian="bold" style:font-weight-complex="bold"/>
    </style:style>
    <style:style style:name="T5" style:family="text">
      <style:text-properties fo:font-weight="normal" style:font-name-asian="Times New Roman" style:font-weight-asian="normal" style:font-name-complex="Times New Roman" style:font-weight-complex="normal"/>
    </style:style>
    <style:style style:name="T6" style:family="text">
      <style:text-properties fo:font-weight="normal" style:font-weight-asian="normal" style:font-weight-complex="normal"/>
    </style:style>
    <style:style style:name="T7" style:family="text">
      <style:text-properties style:font-name-asian="Times New Roman" style:font-name-complex="Times New Roman"/>
    </style:style>
    <style:style style:name="T8" style:family="text">
      <style:text-properties fo:font-size="11.5pt" fo:font-weight="bold" style:font-size-asian="11.5pt" style:font-weight-asian="bold" style:font-size-complex="11.5pt" style:font-weight-complex="bold"/>
    </style:style>
    <style:style style:name="T9" style:family="text">
      <style:text-properties style:text-outline="false" style:text-line-through-style="none" style:font-name="Times New Roman" fo:font-size="11pt" fo:language="ru" fo:country="RU"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0"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1" style:family="text">
      <style:text-properties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2"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language="ru" fo:country="RU"/>
    </style:style>
    <style:style style:name="T14" style:family="text">
      <style:text-properties fo:language="ru" fo:country="RU" style:font-name-asian="Times New Roman" style:font-name-complex="Times New Roman"/>
    </style:style>
    <style:style style:name="T15" style:family="text">
      <style:text-properties fo:language="ru" fo:country="RU" style:font-name-asian="Arial2" style:font-name-complex="Arial2"/>
    </style:style>
    <style:style style:name="T16" style:family="text">
      <style:text-properties fo:language="en" fo:country="US"/>
    </style:style>
    <style:style style:name="T17" style:family="text">
      <style:text-properties fo:language="en" fo:country="US" fo:font-weight="normal" style:font-weight-asian="normal" style:font-weight-complex="normal"/>
    </style:style>
    <style:style style:name="T18" style:family="text">
      <style:text-properties fo:language="en" fo:country="US" style:font-name-asian="Times New Roman" style:font-name-complex="Times New Roman"/>
    </style:style>
    <style:style style:name="T19" style:family="text">
      <style:text-properties fo:language="en" fo:country="US" fo:font-weight="bold" style:font-weight-asian="bold" style:font-weight-complex="bold"/>
    </style:style>
    <style:style style:name="T20"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1"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22"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23"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4"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25"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26"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27" style:family="text">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8" style:family="text">
      <style:text-properties fo:color="#000000"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9" style:family="text">
      <style:text-properties fo:color="#000000" style:text-outline="false" style:text-line-through-style="none" style:font-name="Times New Roman" fo:font-size="11pt" fo:language="en" fo:country="US"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T30" style:family="text">
      <style:text-properties fo:color="#000000"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31" style:family="text">
      <style:text-properties fo:color="#000000" fo:language="ru" fo:country="RU" fo:font-weight="bold" style:font-name-asian="Arial Cyr" style:font-weight-asian="bold" style:font-name-complex="Times New Roman" style:font-weight-complex="bold"/>
    </style:style>
    <style:style style:name="T32" style:family="text">
      <style:text-properties fo:color="#000000" fo:language="ru" fo:country="RU" style:font-name-asian="Arial Cyr" style:font-name-complex="Times New Roman"/>
    </style:style>
    <style:style style:name="T33" style:family="text">
      <style:text-properties fo:color="#000000" style:font-name-asian="Arial Cyr" style:font-name-complex="Times New Roman"/>
    </style:style>
    <style:style style:name="T34" style:family="text">
      <style:text-properties fo:color="#000000" fo:language="en" fo:country="US" style:font-name-asian="Arial Cyr" style:font-name-complex="Times New Roman"/>
    </style:style>
    <style:style style:name="T35" style:family="text">
      <style:text-properties fo:color="#000000" fo:language="en" fo:country="US" fo:font-weight="bold" style:font-name-asian="Arial Cyr" style:font-weight-asian="bold" style:font-name-complex="Times New Roman" style:font-weight-complex="bold"/>
    </style:style>
    <style:style style:name="T36" style:family="text">
      <style:text-properties fo:color="#000000" fo:font-weight="normal" style:font-name-asian="Arial Cyr" style:font-weight-asian="normal" style:font-name-complex="Times New Roman" style:font-weight-complex="normal"/>
    </style:style>
    <style:style style:name="T37" style:family="text">
      <style:text-properties fo:color="#000000" fo:font-weight="bold" style:font-name-asian="Arial Cyr" style:font-weight-asian="bold" style:font-name-complex="Times New Roman" style:font-weight-complex="bold"/>
    </style:style>
    <style:style style:name="T38" style:family="text">
      <style:text-properties style:text-underline-style="none"/>
    </style:style>
    <style:style style:name="T39" style:family="text">
      <style:text-properties style:text-position="0% 100%" fo:language="ru" fo:country="RU" style:font-name-asian="Arial2" style:font-name-complex="Arial2"/>
    </style:style>
    <style:style style:name="T40" style:family="text">
      <style:text-properties style:use-window-font-color="true"/>
    </style:style>
    <style:style style:name="T41" style:family="text">
      <style:text-properties style:use-window-font-color="true" fo:language="en" fo:country="US"/>
    </style:style>
    <style:style style:name="T42" style:family="text">
      <style:text-properties style:use-window-font-color="true" style:text-outline="false" fo:language="en" fo:country="US" fo:text-shadow="none" style:text-emphasize="none" style:text-overline-style="none" style:text-overline-color="font-color"/>
    </style:style>
    <style:style style:name="T43" style:family="text">
      <style:text-properties style:use-window-font-color="true" style:text-outline="false" style:text-position="0% 100%" fo:language="ru" fo:country="RU" fo:text-shadow="none" style:text-emphasize="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Договор № $<text:span text:style-name="T16">registration_num</text:span>$</text:p>
      <text:p text:style-name="P26">коммерческого найма жилого помещения</text:p>
      <text:p text:style-name="P8"/>
      <text:p text:style-name="P27"><text:span text:style-name="T5">Иркутская область, город Братск, </text:span>$<text:span text:style-name="T16">registration_date</text:span>$</text:p>
      <text:p text:style-name="P28"><text:span text:style-name="T7"><text:tab/>$</text:span><text:span text:style-name="T18">committee_name</text:span><text:span text:style-name="T7">$, $</text:span><text:span text:style-name="T18">in_face_of</text:span><text:span text:style-name="T7">$, далее - </text:span>Наймодатель, с одной стороны, и гражданин (ка)</text:p>
      <text:p text:style-name="P26">$<text:span text:style-name="T16">tenant_snp</text:span>$ $<text:span text:style-name="T16">tenant_date_of_birth</text:span>$ г.р.,</text:p>
      <text:p text:style-name="P28"><text:span text:style-name="T7">далее</text:span><text:span text:style-name="T4"> - </text:span>Наниматель, с другой стороны, <text:span text:style-name="T16">$reason_group$ </text:span><text:span text:style-name="T4">$</text:span><text:span text:style-name="T19">reasons</text:span><text:span text:style-name="T4">$,</text:span> заключили настоящий Договор о нижеследующем:</text:p>
      <text:p text:style-name="P8"/>
      <text:p text:style-name="P27"><text:span text:style-name="T7">I. </text:span>Предмет Договора</text:p>
      <text:p text:style-name="P8"><text:span text:style-name="T20"><text:tab/>1.</text:span><text:span text:style-name="T23">1.</text:span><text:span text:style-name="T25"> </text:span><text:span text:style-name="T22">Наймодатель </text:span><text:span text:style-name="T20">передает </text:span><text:span text:style-name="T22">Нанимателю</text:span><text:span text:style-name="T20"> и членам его семьи за плату во временное владение и пользование</text:span><text:span text:style-name="T21"> </text:span><text:span text:style-name="T24">муниципальное(ые) изолированное(ые) жилое(ые) помещение(ия)</text:span><text:span text:style-name="T31"> - комната(ы)</text:span><text:span text:style-name="T33"> (далее - жилое помещение), расположенное</text:span><text:span text:style-name="T34"> в </text:span><text:span text:style-name="T32">отдельной </text:span><text:span text:style-name="T31">$</text:span><text:span text:style-name="T35">rooms_count</text:span><text:span text:style-name="T31">$</text:span><text:span text:style-name="T32"> - комнатной квартире</text:span><text:span text:style-name="T34">.</text:span></text:p>
      <text:list xml:id="list8384886856121746510" text:style-name="L1">
        <text:list-item>
          <text:list>
            <text:list-item>
              <text:p text:style-name="P42"><text:span text:style-name="T36">Характеристика жилого помещения:</text:span><text:span text:style-name="T33"> </text:span><text:span text:style-name="T35">$premise_info$</text:span></text:p>
            </text:list-item>
          </text:list>
        </text:list-item>
      </text:list>
      <text:list xml:id="list8635988961864082166" text:style-name="L2">
        <text:list-item>
          <text:list>
            <text:list-header>
              <text:p text:style-name="P43"><text:span text:style-name="T20"><text:tab/></text:span><text:span text:style-name="T36">1.3. Месторасположения жилого помещения:</text:span><text:span text:style-name="T33"> </text:span></text:p>
              <text:p text:style-name="P43"><text:span text:style-name="T37">Российская Федерация, Иркутская область, город Братск, </text:span><text:span text:style-name="T26">$rent_address$</text:span></text:p>
            </text:list-header>
          </text:list>
        </text:list-item>
      </text:list>
      <text:p text:style-name="P8"><text:span text:style-name="T10"><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8">№ п/п</text:p>
          </table:table-cell>
          <table:table-cell table:style-name="users.A1" office:value-type="string">
            <text:p text:style-name="P8">ФИО</text:p>
          </table:table-cell>
          <table:table-cell table:style-name="users.A1" office:value-type="string">
            <text:p text:style-name="P8">Родственные отношения</text:p>
          </table:table-cell>
          <table:table-cell table:style-name="users.D1" office:value-type="string">
            <text:p text:style-name="P8">Дата рождения</text:p>
          </table:table-cell>
        </table:table-row>
        <table:table-row>
          <table:table-cell table:style-name="users.A2" office:value-type="string">
            <text:p text:style-name="P10">$number$</text:p>
          </table:table-cell>
          <table:table-cell table:style-name="users.A2" office:value-type="string">
            <text:p text:style-name="P10">$person_snp$</text:p>
          </table:table-cell>
          <table:table-cell table:style-name="users.A2" office:value-type="string">
            <text:p text:style-name="P12">$person_kinship$</text:p>
          </table:table-cell>
          <table:table-cell table:style-name="users.D2" office:value-type="string">
            <text:p text:style-name="P10">$date_of_birth$</text:p>
          </table:table-cell>
        </table:table-row>
      </table:table>
      <text:p text:style-name="Standard"><text:span text:style-name="T9"><text:tab/></text:span><text:span text:style-name="T2">1.5.</text:span><text:span text:style-name="T3"> Срок найма жилого помещения устанавливается на срок </text:span><text:span text:style-name="T29">$rent_period$</text:span><text:span text:style-name="T7"><text:line-break/></text:span></text:p>
      <text:p text:style-name="P22">II. Права и обязанности Нанимателя и членов его семьи</text:p>
      <text:p text:style-name="P23"><text:tab/>2.1. Наниматель имеет право:</text:p>
      <text:p text:style-name="P36"><text:tab/>1) на использование жилого помещения для проживания, в том числе с членами семьи;</text:p>
      <text:p text:style-name="P36"><text:tab/>2) на пользование общим имуществом в многоквартирном доме;</text:p>
      <text:p text:style-name="P36"><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6"><text:tab/>4) на расторжение в любое время настоящего Договора;</text:p>
      <text:p text:style-name="P24"><text:span text:style-name="T16"><text:tab/></text:span><text:span text:style-name="T13">5</text:span><text:span text:style-name="T41">)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span></text:p>
      <text:p text:style-name="P37"><text:tab/>Наниматель может иметь иные права, предусмотренные законодательством .</text:p>
      <text:p text:style-name="P37"><text:tab/>2.2. Наниматель обязан:</text:p>
      <text:p text:style-name="P37"><text:tab/>1) использовать жилое помещение по назначению и в пределах, установленных Жилищным кодексом Российской Федерации;</text:p>
      <text:p text:style-name="P37"><text:tab/>2) соблюдать правила пользования жилым помещением;</text:p>
      <text:p text:style-name="P37"><text:tab/>3) обеспечивать сохранность жилого помещения;</text:p>
      <text:p text:style-name="P37"><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7"><text:tab/>5) проводить текущий ремонт жилого помещения;</text:p>
      <text:p text:style-name="P37"><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37"><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7"><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text:soft-page-break/>оборудования, находящегося в нем, а также для выполнения необходимых работ;</text:p>
      <text:p text:style-name="P37"><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7"><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7"><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2"><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9"><text:tab/>Наниматель несет иные обязанности, предусмотренные<text:span text:style-name="T40"> законодательством .</text:span></text:p>
      <text:p text:style-name="P29"><text:tab/>2.3. Временное отсутствие Нанимателя и членов его семьи не влечет изменение их прав и обязанностей по настоящему Договору.</text:p>
      <text:p text:style-name="P29"><text:tab/>2.4. Наниматель не вправе осуществлять обмен жилого помещения, а также передавать его в поднаем.</text:p>
      <text:p text:style-name="P2"><text:tab/>2.5. Члены семьи Нанимателя имеют право пользования жилым помещением наравне с <text:span text:style-name="T13">Нанимателем и имеют равные права и обязанности по настоящему Договору.</text:span></text:p>
      <text:p text:style-name="P29"><text:tab/>2.6. Члены семьи Нанимателя обязаны использовать жилое помещение по назначению и обеспечивать его сохранность.</text:p>
      <text:p text:style-name="P29"><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29"><text:tab/></text:p>
      <text:p text:style-name="P4">III. Права и обязанности Наймодателя</text:p>
      <text:p text:style-name="P18"><text:tab/>3.1. Наймодатель имеет право:</text:p>
      <text:p text:style-name="P37"><text:tab/>1) требовать своевременного внесения платы за жилое помещение и коммунальные услуги;</text:p>
      <text:p text:style-name="P37"><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7"><text:tab/>Наймодатель может иметь иные права, предусмотренные законодательством.</text:p>
      <text:p text:style-name="P37"><text:tab/>3.2. Наймодатель обязан:</text:p>
      <text:p text:style-name="P37"><text:tab/>1) передать Нанимателю свободное от прав иных лиц и 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7"><text:tab/>2) принимать участие в надлежащем содержании и ремонте общего имущества в многоквартирном доме, в котором находится жилое помещение;</text:p>
      <text:p text:style-name="P37"><text:tab/>3) осуществлять капитальный ремонт жилого помещения;</text:p>
      <text:p text:style-name="P37"><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37"><text:tab/>5) информировать Нанимателя о проведении капитального ремонта или реконструкции дома не позднее чем за 30 дней до начала работ;</text:p>
      <text:p text:style-name="P37"><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7"><text:tab/>7)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7"><text:tab/>8) соблюдать при переустройстве и перепланировке жилого помещения требования, установленные Жилищным кодексом Российской Федерации;</text:p>
      <text:p text:style-name="P37"><text:soft-page-break/><text:tab/>9)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38"><text:tab/>Наймодатель несет иные обязанности, предусмотренные законодательством.</text:p>
      <text:p text:style-name="P4"/>
      <text:p text:style-name="P4">IV. Расторжение и прекращение Договора</text:p>
      <text:p text:style-name="P25"><text:span text:style-name="T27"><text:tab/></text:span><text:span text:style-name="T28">4.1. Расторжение настоящего </text:span><text:span text:style-name="T30">Д</text:span><text:span text:style-name="T28">оговора допускается по соглашению </text:span><text:span text:style-name="T30">С</text:span><text:span text:style-name="T28">торон.</text:span></text:p>
      <text:p text:style-name="P30"><text:span text:style-name="T7"><text:tab/>4.2. Настоящий Договор подлежит досрочному расторжению по требованию </text:span>Наймодателя, а Наниматель и граждане, за действия которых отвечает Наниматель, - выселению в следующих случаях:</text:p>
      <text:p text:style-name="P30"><text:span text:style-name="T7"><text:tab/>4.2.1. При использовании жилого помещения (в целом или части его) в нарушение пункт 1.1 </text:span>настоящего Договора.</text:p>
      <text:p text:style-name="P30"><text:span text:style-name="T7"><text:tab/>4.2.2. Если Наниматель и граждане, за действия которых он отвечает, умышленно </text:span>портят или по неосторожности разрушают жилое помещение, а также систематически нарушают права и интересы соседей.</text:p>
      <text:p text:style-name="P30"><text:span text:style-name="T7"><text:tab/>4.2.3. Если Наниматель не внес платежи, указанные в </text:span><text:span text:style-name="T14">пункте 3.1</text:span><text:span text:style-name="T7"> настоящего Д</text:span>оговора, в течение шести месяцев.</text:p>
      <text:p text:style-name="P30"><text:span text:style-name="T7"><text:tab/>4.2.4. Если Наниматель систематически нарушает обязательства по настоящему Д</text:span>оговору.</text:p>
      <text:p text:style-name="P34"><text:tab/>4.2.5. Выезда Нанимателя и членов его семьи в другое место жительства.</text:p>
      <text:p text:style-name="P32"><text:tab/>4.3. Настоящий Договор может быть расторгнут по требованию любой из Сторон:</text:p>
      <text:p text:style-name="P31"><text:tab/><text:tab/>4.3.1. Если жилое помещение окажется в силу обстоятельств в состоянии, не пригодном для использования по назначению, аварийном состоянии, а также подлежит сносу, Наймодатель обязан <text:s text:c="11"/>в течение 3 месяцев заключить с Нанимателем договор найма на иное жилое помещение либо по желанию Нанимателя расторгнуть настоящий Договор.</text:p>
      <text:p text:style-name="P32"><text:span text:style-name="T16"><text:tab/>4.4. </text:span>Настоящий Договор прекращается <text:s/>в связи с утратой (разрушением) жилого помещения, <text:s text:c="19"/>со смертью одиноко проживающего Нанимателя.</text:p>
      <text:p text:style-name="P32"><text:tab/>4.5. Договор расторгается в одностороннем порядке Наймодателем:</text:p>
      <text:p text:style-name="P32"><text:tab/>4.5.1. Через 30 дней с даты уведомления Нанимателя в случае необходимости использования наймодателем жилого помещения, указанного в п.1.1. настоящего Договора для собственных нужд.</text:p>
      <text:p text:style-name="P34"><text:tab/>4.5.2. Через 30 дней с даты уведомления Нанимателя Наймодателем в случае восстановления в судебном порядке прав предыдущего Нанимателя и членов его семьи на жилое помещение, указанное в п. 1.1 настоящего Договора.</text:p>
      <text:p text:style-name="P33"><text:tab/>4.5.3.<text:span text:style-name="T13"> С даты государственной регистрации права собственности на жилое помещение, указанное в пункте 1.1 настоящего Договора, новым собственником.</text:span></text:p>
      <text:p text:style-name="P11"/>
      <text:p text:style-name="P4">V. Внесение платы по Договору</text:p>
      <text:p text:style-name="P1"><text:tab/>5.1.<text:span text:style-name="T40"> </text:span>Наниматель вносит плату:</text:p>
      <text:p text:style-name="P19"><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19"><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19"><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0"><text:span text:style-name="T42"><text:tab/>5.2. </text:span><text:span text:style-name="T39">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1"><text:tab/>5.3. Плата за жилое помещение и коммунальные услуги вносится Нанимателем на основании платежных документов.</text:p>
      <text:p text:style-name="P20"><text:span text:style-name="T39"><text:tab/>5.4. Наймодатель вправе в одностороннем порядке изменить размер платы </text:span><text:span text:style-name="T43">за пользование </text:span><text:span text:style-name="T43">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11"/>
      <text:p text:style-name="P17"><text:soft-page-break/><text:span text:style-name="T4">VI.</text:span> <text:span text:style-name="T4">Прочие условия</text:span></text:p>
      <text:p text:style-name="P2"><text:tab/>6.1. <text:span text:style-name="T15">Наймодатель как собственник жилого помещения уполномочивает Нанимателя непосредственно от своего имени заключать все договоры </text:span><text:span text:style-name="T39">с ресурсоснабжающими организациями по предоставлению коммунальных услуг в жилом помещении, согласно которым Наниматель оплачивает коммунальные услуги, а также несет ответственность за несвоевременное внесение платы за коммунальные услуги в соответствии с ним.</text:span></text:p>
      <text:p text:style-name="P2"><text:span text:style-name="T13"><text:tab/>6.2. По истечении срока действия настоящего Договора, договор продлению не подлежит. Договорные отношения между Сторонами могут быть сохранены путем подписания нового договора, при этом Наниматель не имеет преимущественного права на возобновление настоящего Договора</text:span>. </text:p>
      <text:p text:style-name="P36"><text:tab/>6.3. Граждане, не указанные в настоящем Договоре в качестве членов семьи Нанимателя, права пользования данным жилым помещением не приобретают.</text:p>
      <text:p text:style-name="P2"><text:tab/><text:span text:style-name="T13">6</text:span>.<text:span text:style-name="T13">4</text:span>. Все изменения, дополнения к настоящему <text:span text:style-name="T13">Д</text:span>оговору действительны, если они изложены в письменной форме и подписаны обеими <text:span text:style-name="T13">С</text:span>торонами.</text:p>
      <text:p text:style-name="P29"><text:tab/>6.5. Споры, возникающие в процессе заключения и исполнения настоящего Договора, разрешаются в порядке, предусмотренном законодательством Российской Федерации.</text:p>
      <text:p text:style-name="P29"><text:tab/>6.6. По вопросам, не предусмотренным настоящим Договором, стороны руководствуются действующим законодательством <text:span text:style-name="T13">Российской Федерации</text:span>.</text:p>
      <text:p text:style-name="P35"><text:tab/>6.7. Настоящий Договор составлен в 2-х экземплярах, имеющих равную юридическую силу, по одному для каждой из Сторон: один хранится у Нанимателя, один - у Наймодателя.</text:p>
      <text:p text:style-name="P35"/>
      <text:p text:style-name="P4">VI<text:span text:style-name="T40">I</text:span>. Юридические адреса и подписи сторон</text:p>
      <text:p text:style-name="P7"><text:span text:style-name="T1">Наймодатель</text:span>: </text:p>
      <text:p text:style-name="P2">$committee_name$, 665708, город Братск, жилой район Центральный, проспект Ленина 37</text:p>
      <text:p text:style-name="P10"/>
      <text:p text:style-name="P8">____________________________ <text:span text:style-name="T11">$</text:span><text:span text:style-name="T12">chairman_snp</text:span><text:span text:style-name="T11">$</text:span></text:p>
      <text:p text:style-name="P6"><text:s text:c="24"/>(подпись, м.п.) </text:p>
      <text:p text:style-name="P10"/>
      <text:p text:style-name="P16"><text:span text:style-name="T8">Наниматель</text:span>:</text:p>
      <table:table table:name="nanim" table:style-name="nanim">
        <table:table-column table:style-name="nanim.A" table:number-columns-repeated="2"/>
        <table:table-column table:style-name="nanim.C"/>
        <table:table-column table:style-name="nanim.D"/>
        <table:table-row>
          <table:table-cell table:style-name="nanim.A1" office:value-type="string">
            <text:p text:style-name="P9">ФИО</text:p>
          </table:table-cell>
          <table:table-cell table:style-name="nanim.A1" office:value-type="string">
            <text:p text:style-name="P9">Паспортные данные</text:p>
          </table:table-cell>
          <table:table-cell table:style-name="nanim.A1" office:value-type="string">
            <text:p text:style-name="P9">Адрес</text:p>
          </table:table-cell>
          <table:table-cell table:style-name="nanim.D1" office:value-type="string">
            <text:p text:style-name="P9">Подпись</text:p>
          </table:table-cell>
        </table:table-row>
      </table:table>
      <table:table table:name="dover" table:style-name="dover">
        <table:table-column table:style-name="dover.A"/>
        <table:table-column table:style-name="dover.B"/>
        <table:table-column table:style-name="dover.C"/>
        <table:table-column table:style-name="dover.D"/>
        <table:table-row>
          <table:table-cell table:style-name="dover.A1" office:value-type="string">
            <text:p text:style-name="P39">$tenant_snp$</text:p>
          </table:table-cell>
          <table:table-cell table:style-name="dover.A1" office:value-type="string">
            <text:p text:style-name="P39">$tenant_document$</text:p>
          </table:table-cell>
          <table:table-cell table:style-name="dover.A1" office:value-type="string">
            <text:p text:style-name="P39">$tenant_address$</text:p>
          </table:table-cell>
          <table:table-cell table:style-name="dover.D1" office:value-type="string">
            <text:p text:style-name="P40"/>
          </table:table-cell>
        </table:table-row>
      </table:table>
      <text:p text:style-name="P13">$<text:span text:style-name="T16">guardian</text:span>$</text:p>
      <text:p text:style-name="P13"/>
      <text:p text:style-name="P3">Согласовано:</text:p>
      <text:p text:style-name="P5">Юридический отдел</text:p>
      <text:p text:style-name="P3">« <text:s text:c="6"/>» _______________ 20___</text:p>
      <text:p text:style-name="P10"/>
      <text:p text:style-name="P14"><text:span text:style-name="T38">«</text:span>Реквизиты для оплаты за найм:</text:p>
      <text:p text:style-name="P15">Банк получателя:</text:p>
      <text:p text:style-name="P15">ГРКЦ ГУ Банка России по Иркутской области г.Иркутск<text:tab/></text:p>
      <text:p text:style-name="P15">БИК 042520001</text:p>
      <text:p text:style-name="P15">Получатель: УФК по Иркутской области (КУМИ г. Братска)<text:tab/></text:p>
      <text:p text:style-name="P15">Сч.№ 40101810900000010001</text:p>
      <text:p text:style-name="P15">ИНН <text:s text:c="2"/>3803201800 КПП <text:s text:c="2"/>380401001</text:p>
      <text:p text:style-name="P15">КБК 90111109044041000120</text:p>
      <text:p text:style-name="P41">ОКТМО 25714000</text:p>
      <text:p text:style-name="P41">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499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4:48:01.99</meta:creation-date>
    <meta:editing-duration>PT17M46S</meta:editing-duration>
    <meta:editing-cycles>3</meta:editing-cycles>
    <meta:generator>OpenOffice.org/3.4.1$Win32 OpenOffice.org_project/341m1$Build-9593</meta:generator>
    <dc:date>2014-10-31T12:15:54.72</dc:date>
    <meta:document-statistic meta:table-count="3" meta:image-count="0" meta:object-count="0" meta:page-count="4" meta:paragraph-count="123" meta:word-count="1688" meta:character-count="13407"/>
  </office:meta>
</office:document-meta>
</file>